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svg:stroke-color="#ffff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ff00" draw:textarea-vertical-align="top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00" draw:textarea-vertical-align="middle" fo:padding-top="0.175cm" fo:padding-bottom="0.175cm" fo:padding-left="0.3cm" fo:padding-right="0.3cm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notes">
      <style:graphic-properties draw:fill-color="#ffffff" fo:min-height="11.41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4pt"/>
    </style:style>
    <style:style style:name="T1" style:family="text">
      <style:text-properties fo:font-size="40pt" fo:language="uk" fo:country="UA" style:font-size-asian="40pt" style:font-size-complex="40pt"/>
    </style:style>
    <style:style style:name="T2" style:family="text">
      <style:text-properties fo:font-size="24pt" fo:language="uk" fo:country="UA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draw:frame presentation:style-name="pr1" draw:layer="layout" svg:width="23.912cm" svg:height="3.507cm" svg:x="2.058cm" svg:y="0.786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Впорядковане дерево</text:span></text:p>
          </draw:text-box>
        </draw:frame>
        <draw:g>
          <draw:rect draw:style-name="gr1" draw:text-style-name="P2" draw:layer="layout" svg:width="5.322cm" svg:height="2.8cm" svg:x="11.078cm" svg:y="5.7cm">
            <text:p text:style-name="P1"><text:span text:style-name="T3">8</text:span></text:p>
          </draw:rect>
          <draw:rect draw:style-name="gr2" draw:text-style-name="P2" draw:layer="layout" svg:width="2.192cm" svg:height="1.4cm" svg:x="14.13cm" svg:y="7.05cm">
            <text:p text:style-name="P1"><text:span text:style-name="T3">Ні</text:span></text:p>
          </draw:rect>
          <draw:rect draw:style-name="gr2" draw:text-style-name="P2" draw:layer="layout" svg:width="2.191cm" svg:height="1.4cm" svg:x="11cm" svg:y="7.05cm">
            <text:p text:style-name="P1"><text:span text:style-name="T3">Так</text:span></text:p>
          </draw:rect>
        </draw:g>
        <draw:g>
          <draw:rect draw:style-name="gr1" draw:text-style-name="P2" draw:layer="layout" svg:width="5.322cm" svg:height="2.8cm" svg:x="5.378cm" svg:y="9.6cm">
            <text:p text:style-name="P1"><text:span text:style-name="T3">4</text:span></text:p>
          </draw:rect>
          <draw:rect draw:style-name="gr2" draw:text-style-name="P2" draw:layer="layout" svg:width="2.192cm" svg:height="1.4cm" svg:x="8.43cm" svg:y="10.95cm">
            <text:p text:style-name="P1"><text:span text:style-name="T3">Ні</text:span></text:p>
          </draw:rect>
          <draw:rect draw:style-name="gr2" draw:text-style-name="P2" draw:layer="layout" svg:width="2.191cm" svg:height="1.4cm" svg:x="5.3cm" svg:y="10.95cm">
            <text:p text:style-name="P1"><text:span text:style-name="T3">Так</text:span></text:p>
          </draw:rect>
        </draw:g>
        <draw:line draw:style-name="gr3" draw:text-style-name="P1" draw:layer="layout" svg:x1="16.3cm" svg:y1="8.362cm" svg:x2="18.6cm" svg:y2="9.5cm">
          <text:p/>
        </draw:line>
        <draw:g>
          <draw:rect draw:style-name="gr1" draw:text-style-name="P2" draw:layer="layout" svg:width="5.322cm" svg:height="2.8cm" svg:x="17.828cm" svg:y="9.499cm">
            <text:p text:style-name="P1"><text:span text:style-name="T3">12</text:span></text:p>
          </draw:rect>
          <draw:rect draw:style-name="gr2" draw:text-style-name="P2" draw:layer="layout" svg:width="2.192cm" svg:height="1.4cm" svg:x="20.88cm" svg:y="10.849cm">
            <text:p text:style-name="P1"><text:span text:style-name="T3">Ні</text:span></text:p>
          </draw:rect>
          <draw:rect draw:style-name="gr2" draw:text-style-name="P2" draw:layer="layout" svg:width="2.191cm" svg:height="1.4cm" svg:x="17.75cm" svg:y="10.849cm">
            <text:p text:style-name="P1"><text:span text:style-name="T3">Так</text:span></text:p>
          </draw:rect>
        </draw:g>
        <draw:line draw:style-name="gr3" draw:text-style-name="P1" draw:layer="layout" svg:x1="11.1cm" svg:y1="8.384cm" svg:x2="8.9cm" svg:y2="9.59cm">
          <text:p/>
        </draw:line>
        <draw:g>
          <draw:rect draw:style-name="gr1" draw:text-style-name="P2" draw:layer="layout" svg:width="5.322cm" svg:height="2.8cm" svg:x="2.228cm" svg:y="13.537cm">
            <text:p text:style-name="P1"><text:span text:style-name="T3">2</text:span></text:p>
          </draw:rect>
          <draw:rect draw:style-name="gr2" draw:text-style-name="P2" draw:layer="layout" svg:width="2.192cm" svg:height="1.4cm" svg:x="5.28cm" svg:y="14.887cm">
            <text:p text:style-name="P1"><text:span text:style-name="T3">Ні</text:span></text:p>
          </draw:rect>
          <draw:rect draw:style-name="gr2" draw:text-style-name="P2" draw:layer="layout" svg:width="2.191cm" svg:height="1.4cm" svg:x="2.15cm" svg:y="14.887cm">
            <text:p text:style-name="P1"><text:span text:style-name="T3">Так</text:span></text:p>
          </draw:rect>
        </draw:g>
        <draw:line draw:style-name="gr3" draw:text-style-name="P1" draw:layer="layout" svg:x1="10.722cm" svg:y1="12.4cm" svg:x2="11.25cm" svg:y2="13.5cm">
          <text:p/>
        </draw:line>
        <draw:g>
          <draw:rect draw:style-name="gr1" draw:text-style-name="P2" draw:layer="layout" svg:width="5.322cm" svg:height="2.8cm" svg:x="8.528cm" svg:y="13.5cm">
            <text:p text:style-name="P1"><text:span text:style-name="T3">5</text:span></text:p>
          </draw:rect>
          <draw:rect draw:style-name="gr2" draw:text-style-name="P2" draw:layer="layout" svg:width="2.192cm" svg:height="1.4cm" svg:x="11.58cm" svg:y="14.85cm">
            <text:p text:style-name="P1"><text:span text:style-name="T3">Ні</text:span></text:p>
          </draw:rect>
          <draw:rect draw:style-name="gr2" draw:text-style-name="P2" draw:layer="layout" svg:width="2.191cm" svg:height="1.4cm" svg:x="8.45cm" svg:y="14.85cm">
            <text:p text:style-name="P1"><text:span text:style-name="T3">Так</text:span></text:p>
          </draw:rect>
        </draw:g>
        <draw:line draw:style-name="gr3" draw:text-style-name="P1" draw:layer="layout" svg:x1="5.4cm" svg:y1="12.321cm" svg:x2="4.85cm" svg:y2="13.527cm">
          <text:p/>
        </draw:line>
        <draw:g>
          <draw:rect draw:style-name="gr1" draw:text-style-name="P2" draw:layer="layout" svg:width="5.322cm" svg:height="2.8cm" svg:x="14.628cm" svg:y="13.516cm">
            <text:p text:style-name="P1"><text:span text:style-name="T3">10</text:span></text:p>
          </draw:rect>
          <draw:rect draw:style-name="gr2" draw:text-style-name="P2" draw:layer="layout" svg:width="2.192cm" svg:height="1.4cm" svg:x="17.68cm" svg:y="14.866cm">
            <text:p text:style-name="P1"><text:span text:style-name="T3">Ні</text:span></text:p>
          </draw:rect>
          <draw:rect draw:style-name="gr2" draw:text-style-name="P2" draw:layer="layout" svg:width="2.191cm" svg:height="1.4cm" svg:x="14.55cm" svg:y="14.866cm">
            <text:p text:style-name="P1"><text:span text:style-name="T3">Так</text:span></text:p>
          </draw:rect>
        </draw:g>
        <draw:line draw:style-name="gr3" draw:text-style-name="P1" draw:layer="layout" svg:x1="23.122cm" svg:y1="12.379cm" svg:x2="23.65cm" svg:y2="13.479cm">
          <text:p/>
        </draw:line>
        <draw:g>
          <draw:rect draw:style-name="gr1" draw:text-style-name="P2" draw:layer="layout" svg:width="5.322cm" svg:height="2.8cm" svg:x="20.928cm" svg:y="13.479cm">
            <text:p text:style-name="P1"><text:span text:style-name="T3">14</text:span></text:p>
          </draw:rect>
          <draw:rect draw:style-name="gr2" draw:text-style-name="P2" draw:layer="layout" svg:width="2.192cm" svg:height="1.4cm" svg:x="23.98cm" svg:y="14.829cm">
            <text:p text:style-name="P1"><text:span text:style-name="T3">Ні</text:span></text:p>
          </draw:rect>
          <draw:rect draw:style-name="gr2" draw:text-style-name="P2" draw:layer="layout" svg:width="2.191cm" svg:height="1.4cm" svg:x="20.85cm" svg:y="14.829cm">
            <text:p text:style-name="P1"><text:span text:style-name="T3">Так</text:span></text:p>
          </draw:rect>
        </draw:g>
        <draw:line draw:style-name="gr3" draw:text-style-name="P1" draw:layer="layout" svg:x1="17.8cm" svg:y1="12.3cm" svg:x2="17.25cm" svg:y2="13.506cm">
          <text:p/>
        </draw:line>
        <presentation:notes draw:style-name="dp2">
          <draw:page-thumbnail draw:style-name="gr4" draw:layer="layout" svg:width="13.706cm" svg:height="10.28cm" svg:x="3.647cm" svg:y="2.853cm" draw:page-number="1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>
        <draw:g>
          <draw:rect draw:style-name="gr1" draw:text-style-name="P2" draw:layer="layout" svg:width="5.322cm" svg:height="2.8cm" svg:x="11.478cm" svg:y="5.2cm">
            <text:p text:style-name="P1"><text:span text:style-name="T3">8</text:span></text:p>
          </draw:rect>
          <draw:rect draw:style-name="gr2" draw:text-style-name="P2" draw:layer="layout" svg:width="2.192cm" svg:height="1.4cm" svg:x="14.53cm" svg:y="6.55cm">
            <text:p text:style-name="P1"><text:span text:style-name="T3">Ні</text:span></text:p>
          </draw:rect>
          <draw:rect draw:style-name="gr2" draw:text-style-name="P2" draw:layer="layout" svg:width="2.191cm" svg:height="1.4cm" svg:x="11.4cm" svg:y="6.55cm">
            <text:p text:style-name="P1"><text:span text:style-name="T3">Так</text:span></text:p>
          </draw:rect>
        </draw:g>
        <draw:g>
          <draw:rect draw:style-name="gr1" draw:text-style-name="P2" draw:layer="layout" svg:width="5.322cm" svg:height="2.8cm" svg:x="5.228cm" svg:y="8.1cm">
            <text:p text:style-name="P1"><text:span text:style-name="T3">4</text:span></text:p>
          </draw:rect>
          <draw:rect draw:style-name="gr2" draw:text-style-name="P2" draw:layer="layout" svg:width="2.192cm" svg:height="1.4cm" svg:x="8.28cm" svg:y="9.45cm">
            <text:p text:style-name="P1"><text:span text:style-name="T3">Ні</text:span></text:p>
          </draw:rect>
          <draw:rect draw:style-name="gr2" draw:text-style-name="P2" draw:layer="layout" svg:width="2.191cm" svg:height="1.4cm" svg:x="5.15cm" svg:y="9.45cm">
            <text:p text:style-name="P1"><text:span text:style-name="T3">Так</text:span></text:p>
          </draw:rect>
        </draw:g>
        <draw:line draw:style-name="gr3" draw:text-style-name="P1" draw:layer="layout" svg:x1="16.722cm" svg:y1="7.2cm" svg:x2="18.45cm" svg:y2="8.099cm">
          <text:p/>
        </draw:line>
        <draw:g>
          <draw:rect draw:style-name="gr1" draw:text-style-name="P2" draw:layer="layout" svg:width="5.322cm" svg:height="2.8cm" svg:x="17.678cm" svg:y="8.099cm">
            <text:p text:style-name="P1"><text:span text:style-name="T3">12</text:span></text:p>
          </draw:rect>
          <draw:rect draw:style-name="gr2" draw:text-style-name="P2" draw:layer="layout" svg:width="2.192cm" svg:height="1.4cm" svg:x="20.73cm" svg:y="9.449cm">
            <text:p text:style-name="P1"><text:span text:style-name="T3">Ні</text:span></text:p>
          </draw:rect>
          <draw:rect draw:style-name="gr2" draw:text-style-name="P2" draw:layer="layout" svg:width="2.191cm" svg:height="1.4cm" svg:x="17.6cm" svg:y="9.449cm">
            <text:p text:style-name="P1"><text:span text:style-name="T3">Так</text:span></text:p>
          </draw:rect>
        </draw:g>
        <draw:line draw:style-name="gr3" draw:text-style-name="P1" draw:layer="layout" svg:x1="11.4cm" svg:y1="7.2cm" svg:x2="9.6cm" svg:y2="8.1cm">
          <text:p/>
        </draw:line>
        <draw:frame presentation:style-name="pr1" draw:layer="layout" svg:width="23.912cm" svg:height="3.507cm" svg:x="2.058cm" svg:y="0.785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Впорядковане дерево</text:span></text:p>
          </draw:text-box>
        </draw:frame>
        <draw:g>
          <draw:rect draw:style-name="gr1" draw:text-style-name="P2" draw:layer="layout" svg:width="5.322cm" svg:height="2.8cm" svg:x="2.078cm" svg:y="11.937cm">
            <text:p text:style-name="P1"><text:span text:style-name="T3">2</text:span></text:p>
          </draw:rect>
          <draw:rect draw:style-name="gr2" draw:text-style-name="P2" draw:layer="layout" svg:width="2.192cm" svg:height="1.4cm" svg:x="5.13cm" svg:y="13.287cm">
            <text:p text:style-name="P1"><text:span text:style-name="T3">Ні</text:span></text:p>
          </draw:rect>
          <draw:rect draw:style-name="gr2" draw:text-style-name="P2" draw:layer="layout" svg:width="2.191cm" svg:height="1.4cm" svg:x="2cm" svg:y="13.287cm">
            <text:p text:style-name="P1"><text:span text:style-name="T3">Так</text:span></text:p>
          </draw:rect>
        </draw:g>
        <draw:line draw:style-name="gr3" draw:text-style-name="P1" draw:layer="layout" svg:x1="10.472cm" svg:y1="10.8cm" svg:x2="11.1cm" svg:y2="11.9cm">
          <text:p/>
        </draw:line>
        <draw:g>
          <draw:rect draw:style-name="gr1" draw:text-style-name="P2" draw:layer="layout" svg:width="5.322cm" svg:height="2.8cm" svg:x="8.378cm" svg:y="11.9cm">
            <text:p text:style-name="P1"><text:span text:style-name="T3">5</text:span></text:p>
          </draw:rect>
          <draw:rect draw:style-name="gr2" draw:text-style-name="P2" draw:layer="layout" svg:width="2.192cm" svg:height="1.4cm" svg:x="11.43cm" svg:y="13.25cm">
            <text:p text:style-name="P1"><text:span text:style-name="T3">Ні</text:span></text:p>
          </draw:rect>
          <draw:rect draw:style-name="gr2" draw:text-style-name="P2" draw:layer="layout" svg:width="2.191cm" svg:height="1.4cm" svg:x="8.3cm" svg:y="13.25cm">
            <text:p text:style-name="P1"><text:span text:style-name="T3">Так</text:span></text:p>
          </draw:rect>
        </draw:g>
        <draw:line draw:style-name="gr3" draw:text-style-name="P1" draw:layer="layout" svg:x1="5.228cm" svg:y1="10.8cm" svg:x2="4.7cm" svg:y2="11.927cm">
          <text:p/>
        </draw:line>
        <draw:g>
          <draw:rect draw:style-name="gr1" draw:text-style-name="P2" draw:layer="layout" svg:width="5.322cm" svg:height="2.8cm" svg:x="14.478cm" svg:y="11.916cm">
            <text:p text:style-name="P1"><text:span text:style-name="T3">10</text:span></text:p>
          </draw:rect>
          <draw:rect draw:style-name="gr2" draw:text-style-name="P2" draw:layer="layout" svg:width="2.192cm" svg:height="1.4cm" svg:x="17.53cm" svg:y="13.266cm">
            <text:p text:style-name="P1"><text:span text:style-name="T3">Ні</text:span></text:p>
          </draw:rect>
          <draw:rect draw:style-name="gr2" draw:text-style-name="P2" draw:layer="layout" svg:width="2.191cm" svg:height="1.4cm" svg:x="14.4cm" svg:y="13.266cm">
            <text:p text:style-name="P1"><text:span text:style-name="T3">Так</text:span></text:p>
          </draw:rect>
        </draw:g>
        <draw:line draw:style-name="gr3" draw:text-style-name="P1" draw:layer="layout" svg:x1="23cm" svg:y1="10.799cm" svg:x2="23.5cm" svg:y2="11.879cm">
          <text:p/>
        </draw:line>
        <draw:g>
          <draw:rect draw:style-name="gr1" draw:text-style-name="P2" draw:layer="layout" svg:width="5.322cm" svg:height="2.8cm" svg:x="20.778cm" svg:y="11.879cm">
            <text:p text:style-name="P1"><text:span text:style-name="T3">14</text:span></text:p>
          </draw:rect>
          <draw:rect draw:style-name="gr2" draw:text-style-name="P2" draw:layer="layout" svg:width="2.192cm" svg:height="1.4cm" svg:x="23.83cm" svg:y="13.229cm">
            <text:p text:style-name="P1"><text:span text:style-name="T3">Ні</text:span></text:p>
          </draw:rect>
          <draw:rect draw:style-name="gr2" draw:text-style-name="P2" draw:layer="layout" svg:width="2.191cm" svg:height="1.4cm" svg:x="20.7cm" svg:y="13.229cm">
            <text:p text:style-name="P1"><text:span text:style-name="T3">Так</text:span></text:p>
          </draw:rect>
        </draw:g>
        <draw:line draw:style-name="gr3" draw:text-style-name="P1" draw:layer="layout" svg:x1="17.65cm" svg:y1="10.799cm" svg:x2="17.1cm" svg:y2="11.906cm">
          <text:p/>
        </draw:line>
        <draw:g>
          <draw:rect draw:style-name="gr5" draw:text-style-name="P2" draw:layer="layout" svg:width="5.322cm" svg:height="2.8cm" svg:x="11.478cm" svg:y="15.7cm">
            <text:p text:style-name="P1"><text:span text:style-name="T3">6</text:span></text:p>
          </draw:rect>
          <draw:rect draw:style-name="gr6" draw:text-style-name="P2" draw:layer="layout" svg:width="2.192cm" svg:height="1.4cm" svg:x="14.53cm" svg:y="17.05cm">
            <text:p text:style-name="P1"><text:span text:style-name="T3">Ні</text:span></text:p>
          </draw:rect>
          <draw:rect draw:style-name="gr6" draw:text-style-name="P2" draw:layer="layout" svg:width="2.191cm" svg:height="1.4cm" svg:x="11.4cm" svg:y="17.05cm">
            <text:p text:style-name="P1"><text:span text:style-name="T3">Так</text:span></text:p>
          </draw:rect>
        </draw:g>
        <draw:line draw:style-name="gr3" draw:text-style-name="P1" draw:layer="layout" svg:x1="13.64cm" svg:y1="14.6cm" svg:x2="14.168cm" svg:y2="15.7cm">
          <text:p/>
        </draw:line>
        <draw:g>
          <draw:rect draw:style-name="gr1" draw:text-style-name="P2" draw:layer="layout" svg:width="5.322cm" svg:height="2.8cm" svg:x="19.078cm" svg:y="16.6cm">
            <text:p text:style-name="P1"><text:span text:style-name="T3">7</text:span></text:p>
          </draw:rect>
          <draw:rect draw:style-name="gr2" draw:text-style-name="P2" draw:layer="layout" svg:width="2.192cm" svg:height="1.4cm" svg:x="22.13cm" svg:y="17.95cm">
            <text:p text:style-name="P1"><text:span text:style-name="T3">Ні</text:span></text:p>
          </draw:rect>
          <draw:rect draw:style-name="gr2" draw:text-style-name="P2" draw:layer="layout" svg:width="2.191cm" svg:height="1.4cm" svg:x="19cm" svg:y="17.95cm">
            <text:p text:style-name="P1"><text:span text:style-name="T3">Так</text:span></text:p>
          </draw:rect>
        </draw:g>
        <draw:line draw:style-name="gr3" draw:text-style-name="P1" draw:layer="layout" svg:x1="16.8cm" svg:y1="17.8cm" svg:x2="19.078cm" svg:y2="17.2cm">
          <text:p/>
        </draw:line>
        <presentation:notes draw:style-name="dp2">
          <draw:page-thumbnail draw:style-name="gr4" draw:layer="layout" svg:width="13.706cm" svg:height="10.28cm" svg:x="3.647cm" svg:y="2.853cm" draw:page-number="2" presentation:class="page"/>
          <draw:frame presentation:style-name="pr3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draw:frame presentation:style-name="pr1" draw:layer="layout" svg:width="23.912cm" svg:height="3.507cm" svg:x="2.058cm" svg:y="0.786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Впорядковане дерево</text:span></text:p>
          </draw:text-box>
        </draw:frame>
        <draw:g>
          <draw:rect draw:style-name="gr1" draw:text-style-name="P2" draw:layer="layout" svg:width="5.322cm" svg:height="2.8cm" svg:x="11.078cm" svg:y="4.3cm">
            <text:p text:style-name="P1"><text:span text:style-name="T3">8</text:span></text:p>
          </draw:rect>
          <draw:rect draw:style-name="gr2" draw:text-style-name="P2" draw:layer="layout" svg:width="2.192cm" svg:height="1.4cm" svg:x="14.13cm" svg:y="5.65cm">
            <text:p text:style-name="P1"><text:span text:style-name="T3">Ні</text:span></text:p>
          </draw:rect>
          <draw:rect draw:style-name="gr2" draw:text-style-name="P2" draw:layer="layout" svg:width="2.191cm" svg:height="1.4cm" svg:x="11cm" svg:y="5.65cm">
            <text:p text:style-name="P1"><text:span text:style-name="T3">Так</text:span></text:p>
          </draw:rect>
        </draw:g>
        <draw:g>
          <draw:rect draw:style-name="gr1" draw:text-style-name="P2" draw:layer="layout" svg:width="5.322cm" svg:height="2.8cm" svg:x="5.378cm" svg:y="8.2cm">
            <text:p text:style-name="P1"><text:span text:style-name="T3">4</text:span></text:p>
          </draw:rect>
          <draw:rect draw:style-name="gr2" draw:text-style-name="P2" draw:layer="layout" svg:width="2.192cm" svg:height="1.4cm" svg:x="8.43cm" svg:y="9.55cm">
            <text:p text:style-name="P1"><text:span text:style-name="T3">Ні</text:span></text:p>
          </draw:rect>
          <draw:rect draw:style-name="gr2" draw:text-style-name="P2" draw:layer="layout" svg:width="2.191cm" svg:height="1.4cm" svg:x="5.3cm" svg:y="9.55cm">
            <text:p text:style-name="P1"><text:span text:style-name="T3">Так</text:span></text:p>
          </draw:rect>
        </draw:g>
        <draw:line draw:style-name="gr3" draw:text-style-name="P1" draw:layer="layout" svg:x1="16.3cm" svg:y1="6.962cm" svg:x2="18.6cm" svg:y2="8.1cm">
          <text:p/>
        </draw:line>
        <draw:g>
          <draw:rect draw:style-name="gr1" draw:text-style-name="P2" draw:layer="layout" svg:width="5.322cm" svg:height="2.8cm" svg:x="17.828cm" svg:y="8.099cm">
            <text:p text:style-name="P1"><text:span text:style-name="T3">12</text:span></text:p>
          </draw:rect>
          <draw:rect draw:style-name="gr2" draw:text-style-name="P2" draw:layer="layout" svg:width="2.192cm" svg:height="1.4cm" svg:x="20.88cm" svg:y="9.449cm">
            <text:p text:style-name="P1"><text:span text:style-name="T3">Ні</text:span></text:p>
          </draw:rect>
          <draw:rect draw:style-name="gr2" draw:text-style-name="P2" draw:layer="layout" svg:width="2.191cm" svg:height="1.4cm" svg:x="17.75cm" svg:y="9.449cm">
            <text:p text:style-name="P1"><text:span text:style-name="T3">Так</text:span></text:p>
          </draw:rect>
        </draw:g>
        <draw:line draw:style-name="gr3" draw:text-style-name="P1" draw:layer="layout" svg:x1="11.1cm" svg:y1="6.984cm" svg:x2="8.9cm" svg:y2="8.19cm">
          <text:p/>
        </draw:line>
        <draw:g>
          <draw:rect draw:style-name="gr1" draw:text-style-name="P2" draw:layer="layout" svg:width="5.322cm" svg:height="2.8cm" svg:x="2.228cm" svg:y="12.137cm">
            <text:p text:style-name="P1"><text:span text:style-name="T3">2</text:span></text:p>
          </draw:rect>
          <draw:rect draw:style-name="gr2" draw:text-style-name="P2" draw:layer="layout" svg:width="2.192cm" svg:height="1.4cm" svg:x="5.28cm" svg:y="13.487cm">
            <text:p text:style-name="P1"><text:span text:style-name="T3">Ні</text:span></text:p>
          </draw:rect>
          <draw:rect draw:style-name="gr2" draw:text-style-name="P2" draw:layer="layout" svg:width="2.191cm" svg:height="1.4cm" svg:x="2.15cm" svg:y="13.487cm">
            <text:p text:style-name="P1"><text:span text:style-name="T3">Так</text:span></text:p>
          </draw:rect>
        </draw:g>
        <draw:line draw:style-name="gr3" draw:text-style-name="P1" draw:layer="layout" svg:x1="8.5cm" svg:y1="14.8cm" svg:x2="7.9cm" svg:y2="15.9cm">
          <text:p/>
        </draw:line>
        <draw:g>
          <draw:rect draw:style-name="gr1" draw:text-style-name="P2" draw:layer="layout" svg:width="5.322cm" svg:height="2.8cm" svg:x="5.178cm" svg:y="15.9cm">
            <text:p text:style-name="P1"><text:span text:style-name="T3">5</text:span></text:p>
          </draw:rect>
          <draw:rect draw:style-name="gr2" draw:text-style-name="P2" draw:layer="layout" svg:width="2.192cm" svg:height="1.4cm" svg:x="8.23cm" svg:y="17.25cm">
            <text:p text:style-name="P1"><text:span text:style-name="T3">Ні</text:span></text:p>
          </draw:rect>
          <draw:rect draw:style-name="gr2" draw:text-style-name="P2" draw:layer="layout" svg:width="2.191cm" svg:height="1.4cm" svg:x="5.1cm" svg:y="17.25cm">
            <text:p text:style-name="P1"><text:span text:style-name="T3">Так</text:span></text:p>
          </draw:rect>
        </draw:g>
        <draw:line draw:style-name="gr3" draw:text-style-name="P1" draw:layer="layout" svg:x1="5.4cm" svg:y1="10.921cm" svg:x2="4.85cm" svg:y2="12.127cm">
          <text:p/>
        </draw:line>
        <draw:g>
          <draw:rect draw:style-name="gr1" draw:text-style-name="P2" draw:layer="layout" svg:width="5.322cm" svg:height="2.8cm" svg:x="14.628cm" svg:y="12.116cm">
            <text:p text:style-name="P1"><text:span text:style-name="T3">10</text:span></text:p>
          </draw:rect>
          <draw:rect draw:style-name="gr2" draw:text-style-name="P2" draw:layer="layout" svg:width="2.192cm" svg:height="1.4cm" svg:x="17.68cm" svg:y="13.466cm">
            <text:p text:style-name="P1"><text:span text:style-name="T3">Ні</text:span></text:p>
          </draw:rect>
          <draw:rect draw:style-name="gr2" draw:text-style-name="P2" draw:layer="layout" svg:width="2.191cm" svg:height="1.4cm" svg:x="14.55cm" svg:y="13.466cm">
            <text:p text:style-name="P1"><text:span text:style-name="T3">Так</text:span></text:p>
          </draw:rect>
        </draw:g>
        <draw:line draw:style-name="gr3" draw:text-style-name="P1" draw:layer="layout" svg:x1="23.122cm" svg:y1="10.979cm" svg:x2="23.65cm" svg:y2="12.079cm">
          <text:p/>
        </draw:line>
        <draw:g>
          <draw:rect draw:style-name="gr1" draw:text-style-name="P2" draw:layer="layout" svg:width="5.322cm" svg:height="2.8cm" svg:x="20.928cm" svg:y="12.079cm">
            <text:p text:style-name="P1"><text:span text:style-name="T3">14</text:span></text:p>
          </draw:rect>
          <draw:rect draw:style-name="gr2" draw:text-style-name="P2" draw:layer="layout" svg:width="2.192cm" svg:height="1.4cm" svg:x="23.98cm" svg:y="13.429cm">
            <text:p text:style-name="P1"><text:span text:style-name="T3">Ні</text:span></text:p>
          </draw:rect>
          <draw:rect draw:style-name="gr2" draw:text-style-name="P2" draw:layer="layout" svg:width="2.191cm" svg:height="1.4cm" svg:x="20.85cm" svg:y="13.429cm">
            <text:p text:style-name="P1"><text:span text:style-name="T3">Так</text:span></text:p>
          </draw:rect>
        </draw:g>
        <draw:line draw:style-name="gr3" draw:text-style-name="P1" draw:layer="layout" svg:x1="17.8cm" svg:y1="10.9cm" svg:x2="17.25cm" svg:y2="12.106cm">
          <text:p/>
        </draw:line>
        <draw:g>
          <draw:rect draw:style-name="gr5" draw:text-style-name="P2" draw:layer="layout" svg:width="5.322cm" svg:height="2.8cm" svg:x="8.478cm" svg:y="12cm">
            <text:p text:style-name="P1"><text:span text:style-name="T3">6</text:span></text:p>
          </draw:rect>
          <draw:rect draw:style-name="gr6" draw:text-style-name="P2" draw:layer="layout" svg:width="2.192cm" svg:height="1.4cm" svg:x="11.53cm" svg:y="13.35cm">
            <text:p text:style-name="P1"><text:span text:style-name="T3">Ні</text:span></text:p>
          </draw:rect>
          <draw:rect draw:style-name="gr6" draw:text-style-name="P2" draw:layer="layout" svg:width="2.191cm" svg:height="1.4cm" svg:x="8.4cm" svg:y="13.35cm">
            <text:p text:style-name="P1"><text:span text:style-name="T3">Так</text:span></text:p>
          </draw:rect>
        </draw:g>
        <draw:line draw:style-name="gr3" draw:text-style-name="P1" draw:layer="layout" svg:x1="10.672cm" svg:y1="11cm" svg:x2="11.2cm" svg:y2="12.1cm">
          <text:p/>
        </draw:line>
        <draw:g>
          <draw:rect draw:style-name="gr1" draw:text-style-name="P2" draw:layer="layout" svg:width="5.322cm" svg:height="2.8cm" svg:x="11.678cm" svg:y="16cm">
            <text:p text:style-name="P1"><text:span text:style-name="T3">7</text:span></text:p>
          </draw:rect>
          <draw:rect draw:style-name="gr2" draw:text-style-name="P2" draw:layer="layout" svg:width="2.192cm" svg:height="1.4cm" svg:x="14.73cm" svg:y="17.35cm">
            <text:p text:style-name="P1"><text:span text:style-name="T3">Ні</text:span></text:p>
          </draw:rect>
          <draw:rect draw:style-name="gr2" draw:text-style-name="P2" draw:layer="layout" svg:width="2.191cm" svg:height="1.4cm" svg:x="11.6cm" svg:y="17.35cm">
            <text:p text:style-name="P1"><text:span text:style-name="T3">Так</text:span></text:p>
          </draw:rect>
        </draw:g>
        <draw:line draw:style-name="gr3" draw:text-style-name="P1" draw:layer="layout" svg:x1="13.722cm" svg:y1="14.75cm" svg:x2="14.268cm" svg:y2="16.1cm">
          <text:p/>
        </draw:line>
        <presentation:notes draw:style-name="dp2">
          <draw:page-thumbnail draw:style-name="gr4" draw:layer="layout" svg:width="13.706cm" svg:height="10.28cm" svg:x="3.647cm" svg:y="2.853cm" draw:page-number="3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draw:frame presentation:style-name="pr1" draw:layer="layout" svg:width="23.912cm" svg:height="3.507cm" svg:x="2.058cm" svg:y="0.786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Впорядковане дерево</text:span></text:p>
          </draw:text-box>
        </draw:frame>
        <draw:g>
          <draw:rect draw:style-name="gr1" draw:text-style-name="P2" draw:layer="layout" svg:width="5.322cm" svg:height="2.8cm" svg:x="11.078cm" svg:y="4.3cm">
            <text:p text:style-name="P1"><text:span text:style-name="T3">8</text:span></text:p>
          </draw:rect>
          <draw:rect draw:style-name="gr2" draw:text-style-name="P2" draw:layer="layout" svg:width="2.192cm" svg:height="1.4cm" svg:x="14.13cm" svg:y="5.65cm">
            <text:p text:style-name="P1"><text:span text:style-name="T3">Ні</text:span></text:p>
          </draw:rect>
          <draw:rect draw:style-name="gr2" draw:text-style-name="P2" draw:layer="layout" svg:width="2.191cm" svg:height="1.4cm" svg:x="11cm" svg:y="5.65cm">
            <text:p text:style-name="P1"><text:span text:style-name="T3">Так</text:span></text:p>
          </draw:rect>
        </draw:g>
        <draw:g>
          <draw:rect draw:style-name="gr1" draw:text-style-name="P2" draw:layer="layout" svg:width="5.322cm" svg:height="2.8cm" svg:x="2.228cm" svg:y="11.937cm">
            <text:p text:style-name="P1"><text:span text:style-name="T3">4</text:span></text:p>
          </draw:rect>
          <draw:rect draw:style-name="gr2" draw:text-style-name="P2" draw:layer="layout" svg:width="2.192cm" svg:height="1.4cm" svg:x="5.28cm" svg:y="13.287cm">
            <text:p text:style-name="P1"><text:span text:style-name="T3">Ні</text:span></text:p>
          </draw:rect>
          <draw:rect draw:style-name="gr2" draw:text-style-name="P2" draw:layer="layout" svg:width="2.191cm" svg:height="1.4cm" svg:x="2.15cm" svg:y="13.287cm">
            <text:p text:style-name="P1"><text:span text:style-name="T3">Так</text:span></text:p>
          </draw:rect>
        </draw:g>
        <draw:line draw:style-name="gr3" draw:text-style-name="P1" draw:layer="layout" svg:x1="16.3cm" svg:y1="6.962cm" svg:x2="18.6cm" svg:y2="8.1cm">
          <text:p/>
        </draw:line>
        <draw:g>
          <draw:rect draw:style-name="gr1" draw:text-style-name="P2" draw:layer="layout" svg:width="5.322cm" svg:height="2.8cm" svg:x="17.828cm" svg:y="8.099cm">
            <text:p text:style-name="P1"><text:span text:style-name="T3">12</text:span></text:p>
          </draw:rect>
          <draw:rect draw:style-name="gr2" draw:text-style-name="P2" draw:layer="layout" svg:width="2.192cm" svg:height="1.4cm" svg:x="20.88cm" svg:y="9.449cm">
            <text:p text:style-name="P1"><text:span text:style-name="T3">Ні</text:span></text:p>
          </draw:rect>
          <draw:rect draw:style-name="gr2" draw:text-style-name="P2" draw:layer="layout" svg:width="2.191cm" svg:height="1.4cm" svg:x="17.75cm" svg:y="9.449cm">
            <text:p text:style-name="P1"><text:span text:style-name="T3">Так</text:span></text:p>
          </draw:rect>
        </draw:g>
        <draw:line draw:style-name="gr3" draw:text-style-name="P1" draw:layer="layout" svg:x1="11.1cm" svg:y1="6.984cm" svg:x2="8.9cm" svg:y2="8.19cm">
          <text:p/>
        </draw:line>
        <draw:g>
          <draw:rect draw:style-name="gr1" draw:text-style-name="P2" draw:layer="layout" svg:width="5.322cm" svg:height="2.8cm" svg:x="0.378cm" svg:y="15.874cm">
            <text:p text:style-name="P1"><text:span text:style-name="T3">2</text:span></text:p>
          </draw:rect>
          <draw:rect draw:style-name="gr2" draw:text-style-name="P2" draw:layer="layout" svg:width="2.192cm" svg:height="1.4cm" svg:x="3.43cm" svg:y="17.224cm">
            <text:p text:style-name="P1"><text:span text:style-name="T3">Ні</text:span></text:p>
          </draw:rect>
          <draw:rect draw:style-name="gr2" draw:text-style-name="P2" draw:layer="layout" svg:width="2.191cm" svg:height="1.4cm" svg:x="0.3cm" svg:y="17.224cm">
            <text:p text:style-name="P1"><text:span text:style-name="T3">Так</text:span></text:p>
          </draw:rect>
        </draw:g>
        <draw:line draw:style-name="gr3" draw:text-style-name="P1" draw:layer="layout" svg:x1="6.8cm" svg:y1="10.95cm" svg:x2="6.2cm" svg:y2="12.05cm">
          <text:p/>
        </draw:line>
        <draw:g>
          <draw:rect draw:style-name="gr1" draw:text-style-name="P2" draw:layer="layout" svg:width="5.322cm" svg:height="2.8cm" svg:x="6.078cm" svg:y="8.2cm">
            <text:p text:style-name="P1"><text:span text:style-name="T3">5</text:span></text:p>
          </draw:rect>
          <draw:rect draw:style-name="gr2" draw:text-style-name="P2" draw:layer="layout" svg:width="2.192cm" svg:height="1.4cm" svg:x="9.13cm" svg:y="9.55cm">
            <text:p text:style-name="P1"><text:span text:style-name="T3">Ні</text:span></text:p>
          </draw:rect>
          <draw:rect draw:style-name="gr2" draw:text-style-name="P2" draw:layer="layout" svg:width="2.191cm" svg:height="1.4cm" svg:x="6cm" svg:y="9.55cm">
            <text:p text:style-name="P1"><text:span text:style-name="T3">Так</text:span></text:p>
          </draw:rect>
        </draw:g>
        <draw:line draw:style-name="gr3" draw:text-style-name="P1" draw:layer="layout" svg:x1="3.55cm" svg:y1="14.658cm" svg:x2="3cm" svg:y2="15.864cm">
          <text:p/>
        </draw:line>
        <draw:g>
          <draw:rect draw:style-name="gr1" draw:text-style-name="P2" draw:layer="layout" svg:width="5.322cm" svg:height="2.8cm" svg:x="14.628cm" svg:y="12.116cm">
            <text:p text:style-name="P1"><text:span text:style-name="T3">10</text:span></text:p>
          </draw:rect>
          <draw:rect draw:style-name="gr2" draw:text-style-name="P2" draw:layer="layout" svg:width="2.192cm" svg:height="1.4cm" svg:x="17.68cm" svg:y="13.466cm">
            <text:p text:style-name="P1"><text:span text:style-name="T3">Ні</text:span></text:p>
          </draw:rect>
          <draw:rect draw:style-name="gr2" draw:text-style-name="P2" draw:layer="layout" svg:width="2.191cm" svg:height="1.4cm" svg:x="14.55cm" svg:y="13.466cm">
            <text:p text:style-name="P1"><text:span text:style-name="T3">Так</text:span></text:p>
          </draw:rect>
        </draw:g>
        <draw:line draw:style-name="gr3" draw:text-style-name="P1" draw:layer="layout" svg:x1="23.122cm" svg:y1="10.979cm" svg:x2="23.65cm" svg:y2="12.079cm">
          <text:p/>
        </draw:line>
        <draw:g>
          <draw:rect draw:style-name="gr1" draw:text-style-name="P2" draw:layer="layout" svg:width="5.322cm" svg:height="2.8cm" svg:x="20.928cm" svg:y="12.079cm">
            <text:p text:style-name="P1"><text:span text:style-name="T3">14</text:span></text:p>
          </draw:rect>
          <draw:rect draw:style-name="gr2" draw:text-style-name="P2" draw:layer="layout" svg:width="2.192cm" svg:height="1.4cm" svg:x="23.98cm" svg:y="13.429cm">
            <text:p text:style-name="P1"><text:span text:style-name="T3">Ні</text:span></text:p>
          </draw:rect>
          <draw:rect draw:style-name="gr2" draw:text-style-name="P2" draw:layer="layout" svg:width="2.191cm" svg:height="1.4cm" svg:x="20.85cm" svg:y="13.429cm">
            <text:p text:style-name="P1"><text:span text:style-name="T3">Так</text:span></text:p>
          </draw:rect>
        </draw:g>
        <draw:line draw:style-name="gr3" draw:text-style-name="P1" draw:layer="layout" svg:x1="17.8cm" svg:y1="10.9cm" svg:x2="17.25cm" svg:y2="12.106cm">
          <text:p/>
        </draw:line>
        <draw:g>
          <draw:rect draw:style-name="gr5" draw:text-style-name="P2" draw:layer="layout" svg:width="5.322cm" svg:height="2.8cm" svg:x="8.478cm" svg:y="12cm">
            <text:p text:style-name="P1"><text:span text:style-name="T3">6</text:span></text:p>
          </draw:rect>
          <draw:rect draw:style-name="gr6" draw:text-style-name="P2" draw:layer="layout" svg:width="2.192cm" svg:height="1.4cm" svg:x="11.53cm" svg:y="13.35cm">
            <text:p text:style-name="P1"><text:span text:style-name="T3">Ні</text:span></text:p>
          </draw:rect>
          <draw:rect draw:style-name="gr6" draw:text-style-name="P2" draw:layer="layout" svg:width="2.191cm" svg:height="1.4cm" svg:x="8.4cm" svg:y="13.35cm">
            <text:p text:style-name="P1"><text:span text:style-name="T3">Так</text:span></text:p>
          </draw:rect>
        </draw:g>
        <draw:line draw:style-name="gr3" draw:text-style-name="P1" draw:layer="layout" svg:x1="10.672cm" svg:y1="11cm" svg:x2="11.2cm" svg:y2="12.1cm">
          <text:p/>
        </draw:line>
        <draw:g>
          <draw:rect draw:style-name="gr1" draw:text-style-name="P2" draw:layer="layout" svg:width="5.322cm" svg:height="2.8cm" svg:x="10.878cm" svg:y="16cm">
            <text:p text:style-name="P1"><text:span text:style-name="T3">7</text:span></text:p>
          </draw:rect>
          <draw:rect draw:style-name="gr2" draw:text-style-name="P2" draw:layer="layout" svg:width="2.192cm" svg:height="1.4cm" svg:x="13.93cm" svg:y="17.35cm">
            <text:p text:style-name="P1"><text:span text:style-name="T3">Ні</text:span></text:p>
          </draw:rect>
          <draw:rect draw:style-name="gr2" draw:text-style-name="P2" draw:layer="layout" svg:width="2.191cm" svg:height="1.4cm" svg:x="10.8cm" svg:y="17.35cm">
            <text:p text:style-name="P1"><text:span text:style-name="T3">Так</text:span></text:p>
          </draw:rect>
        </draw:g>
        <draw:line draw:style-name="gr3" draw:text-style-name="P1" draw:layer="layout" svg:x1="12.922cm" svg:y1="14.75cm" svg:x2="13.468cm" svg:y2="16.1cm">
          <text:p/>
        </draw:line>
        <presentation:notes draw:style-name="dp2">
          <draw:page-thumbnail draw:style-name="gr4" draw:layer="layout" svg:width="13.706cm" svg:height="10.28cm" svg:x="3.647cm" svg:y="2.853cm" draw:page-number="4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Олександр Дрєєв</meta:initial-creator>
    <meta:creation-date>2012-11-11T19:10:10.20</meta:creation-date>
    <meta:editing-duration>PT32M39S</meta:editing-duration>
    <meta:editing-cycles>4</meta:editing-cycles>
    <dc:date>2012-11-11T19:42:37.89</dc:date>
    <dc:creator>Олександр Дрєєв</dc:creator>
    <meta:generator>OpenOffice.org/3.4$Win32 OpenOffice.org_project/340m1$Build-9590</meta:generator>
    <meta:document-statistic meta:object-count="205"/>
  </office:meta>
</office:document-meta>
</file>